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WZW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s on q-deformed D-module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"C:\Users\alyos\Dropbox\NOTES\Borcherds twists of QFTs\Borcherds twists of QFTs.pdf"</text:p>
          </table:table-cell>
          <table:table-cell office:value-type="string" calcext:value-type="string">
            <text:p>Borcherds twists of QFT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1:52:42.2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3-04T11:53:34.853000000</dc:date>
    <meta:editing-duration>PT19M56S</meta:editing-duration>
    <meta:editing-cycles>10</meta:editing-cycles>
    <meta:document-statistic meta:table-count="1" meta:cell-count="45" meta:object-count="0"/>
  </office:meta>
</office:document-meta>
</file>